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 Quran" svg:font-family="'Amiri Quran'" style:font-pitch="variable"/>
    <style:font-face style:name="Bodoni MT Black" svg:font-family="'Bodoni MT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miri Quran" fo:font-size="26pt" officeooo:rsid="00156456" officeooo:paragraph-rsid="00156456" style:font-size-asian="22.75pt" style:font-size-complex="26pt"/>
    </style:style>
    <style:style style:name="P2" style:family="paragraph" style:parent-style-name="Standard">
      <style:text-properties fo:color="#000000" loext:opacity="100%" style:font-name="Bodoni MT Black" fo:font-size="54pt" style:text-underline-style="solid" style:text-underline-width="bold" style:text-underline-color="font-color" officeooo:rsid="00156456" fo:background-color="transparent" style:font-size-asian="54pt" style:font-size-complex="54pt"/>
    </style:style>
    <style:style style:name="P3" style:family="paragraph" style:parent-style-name="Standard">
      <style:text-properties fo:color="#000000" loext:opacity="100%" style:font-name="Bodoni MT Black" fo:font-size="20pt" officeooo:rsid="00156456" officeooo:paragraph-rsid="00156456" fo:background-color="transparent" style:font-size-asian="17.5pt" style:font-size-complex="20pt"/>
    </style:style>
    <style:style style:name="P4" style:family="paragraph" style:parent-style-name="Standard">
      <style:text-properties fo:color="#000000" loext:opacity="100%" style:font-name="Amiri Quran" fo:font-size="26pt" style:text-underline-style="dash" style:text-underline-width="auto" style:text-underline-color="font-color" officeooo:rsid="00156456" officeooo:paragraph-rsid="00156456" fo:background-color="transparent" style:font-size-asian="22.75pt" style:font-size-complex="26pt"/>
    </style:style>
    <style:style style:name="P5" style:family="paragraph" style:parent-style-name="Standard">
      <style:text-properties fo:color="#000000" loext:opacity="100%" style:font-name="Amiri Quran" fo:font-size="26pt" style:text-underline-style="none" officeooo:rsid="00156456" officeooo:paragraph-rsid="00156456" fo:background-color="transparent" style:font-size-asian="22.75pt" style:font-size-complex="26pt"/>
    </style:style>
    <style:style style:name="P6" style:family="paragraph" style:parent-style-name="Standard">
      <style:text-properties fo:color="#000000" loext:opacity="100%" style:font-name="Amiri Quran" fo:font-size="26pt" officeooo:rsid="00156456" officeooo:paragraph-rsid="00156456" fo:background-color="transparent" style:font-size-asian="22.75pt" style:font-size-complex="26pt"/>
    </style:style>
    <style:style style:name="P7" style:family="paragraph" style:parent-style-name="Standard">
      <style:text-properties fo:color="#000000" loext:opacity="100%" style:font-name="Amiri Quran" fo:font-size="20pt" officeooo:rsid="00156456" officeooo:paragraph-rsid="00156456" fo:background-color="transparent" style:font-size-asian="17.5pt" style:font-size-complex="20pt"/>
    </style:style>
    <style:style style:name="P8" style:family="paragraph" style:parent-style-name="Standard">
      <style:text-properties style:font-name="Amiri Quran" fo:font-size="26pt" officeooo:rsid="00156456" officeooo:paragraph-rsid="00156456" style:font-size-asian="22.75pt" style:font-size-complex="26pt"/>
    </style:style>
    <style:style style:name="P9" style:family="paragraph" style:parent-style-name="Standard">
      <style:text-properties style:font-name="Amiri Quran" fo:font-size="26pt" officeooo:rsid="001695a4" officeooo:paragraph-rsid="001695a4" style:font-size-asian="22.75pt" style:font-size-complex="26pt"/>
    </style:style>
    <style:style style:name="T1" style:family="text">
      <style:text-properties style:font-name="Bodoni MT Black" fo:font-size="60pt" style:font-size-asian="60pt" style:font-size-complex="60pt"/>
    </style:style>
    <style:style style:name="T2" style:family="text">
      <style:text-properties fo:color="#000000" loext:opacity="100%" style:font-name="Bodoni MT Black" fo:font-size="54pt" style:text-underline-style="solid" style:text-underline-width="bold" style:text-underline-color="font-color" officeooo:rsid="00156456" fo:background-color="transparent" loext:char-shading-value="0" style:font-size-asian="54pt" style:font-size-complex="54pt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style:text-underline-style="dash" style:text-underline-width="auto" style:text-underline-color="font-color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<text:s/></text:span><text:span text:style-name="T2">VRT’S</text:span></text:p>
      <text:p text:style-name="P2"/>
      <text:p text:style-name="P4">Participantes:</text:p>
      <text:p text:style-name="P5">.Victoria Pibernus</text:p>
      <text:p text:style-name="P5">.Romina Mamani</text:p>
      <text:p text:style-name="P5">.Thiago Castellano</text:p>
      <text:p text:style-name="P3"/>
      <text:p text:style-name="P3"/>
      <text:p text:style-name="P9"><text:span text:style-name="T4">Logo:</text:span></text:p>
      <text:p text:style-name="P1"><text:span text:style-name="T4"/></text:p>
      <text:p text:style-name="P1"><text:span text:style-name="T4">Slogan: </text:span><text:span text:style-name="T3">“Hacemos el código de tus sueños”</text:span></text:p>
      <text:p text:style-name="P6"/>
      <text:p text:style-name="P1"><text:span text:style-name="T4">Visión:</text:span><text:span text:style-name="T3"> Lograr satisfacer a todos los clientes con nuestros códigos</text:span></text:p>
      <text:p text:style-name="P6"/>
      <text:p text:style-name="P1"><text:span text:style-name="T4">Misión: </text:span><text:span text:style-name="T3">Nuestra misión es que la gente pueda crear sus propios códigos.</text:span></text:p>
      <text:p text:style-name="P6"/>
      <text:p text:style-name="P1"><text:span text:style-name="T4">Servicios ofrecidos desarrollo de:</text:span><text:span text:style-name="T3"> </text:span></text:p>
      <text:p text:style-name="P6">Aplicación robótica</text:p>
      <text:p text:style-name="P6"><text:soft-page-break/>Aplicación de escritorio</text:p>
      <text:p text:style-name="P6">Aplicación de sistemas </text:p>
      <text:p text:style-name="P6"/>
      <text:p text:style-name="P1"><text:span text:style-name="T3">Nuestra empresa se trata de ayudar a los usuarios para tener una mejor experiencia para realizar nuestros códigos y también cumplir sus sueños y logros en nuestra empresa.</text:span></text:p>
      <text:p text:style-name="P6">Los códigos que los usuarios usaran serán gratis con respecto a que compartan nuestros servicios.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 Quran" svg:font-family="'Amiri Quran'" style:font-pitch="variable"/>
    <style:font-face style:name="Bodoni MT Black" svg:font-family="'Bodoni MT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24:24.131000000</meta:creation-date>
    <dc:date>2023-09-04T23:43:33.306397521</dc:date>
    <meta:editing-duration>PT26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93" meta:character-count="662" meta:non-whitespace-character-count="542"/>
  </office:meta>
</office:document-meta>
</file>